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.getBaseCa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orAnnotationTest.testNormal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aptorAnnotationTest.shouldScreamWhenWrongTypeForCap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ub.getCa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erBase.getSuperBaseCa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orAnnotationTest.shouldScreamWhenInitializingCaptorsForNull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ptorAnnotationTest.shouldScreamWhenMoreThanOneMockito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ptorAnnotationTest.shouldLookForAnnotatedCaptorsInSuper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